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shapes>
          <draw:frame draw:z-index="0" draw:style-name="gr1" draw:text-style-name="P1" svg:width="453.51pt" svg:height="255.09pt" svg:x="462.59pt" svg:y="81.13pt">
            <loext:p draw:notify-on-update-of-ranges="Sheet1.D1:Sheet1.D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49pt" svg:height="255.26pt" svg:x="923.61pt" svg:y="77.95pt">
            <loext:p draw:notify-on-update-of-ranges="Sheet1.F1:Sheet1.F5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46pt" svg:height="255.23pt" svg:x="1375.71pt" svg:y="75.91pt">
            <loext:p draw:notify-on-update-of-ranges="Sheet1.H1:Sheet1.H5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453.46pt" svg:height="255.26pt" svg:x="1845.04pt" svg:y="77.7pt">
            <loext:p draw:notify-on-update-of-ranges="Sheet1.B1:Sheet1.B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table:style-name="ce1" office:value-type="float" office:value="0.0000961246720855135" calcext:value-type="float">
            <text:p>9.61E-05</text:p>
          </table:table-cell>
          <table:table-cell/>
          <table:table-cell table:style-name="ce1" office:value-type="float" office:value="0.00000107263877103796" calcext:value-type="float">
            <text:p>1.07E-06</text:p>
          </table:table-cell>
          <table:table-cell/>
          <table:table-cell table:style-name="ce1" office:value-type="float" office:value="0.0000175188496174765" calcext:value-type="float">
            <text:p>1.75E-05</text:p>
          </table:table-cell>
          <table:table-cell/>
          <table:table-cell table:style-name="ce1" office:value-type="float" office:value="0.0000591281642890594" calcext:value-type="float">
            <text:p>5.91E-05</text:p>
          </table:table-cell>
        </table:table-row>
        <table:table-row table:style-name="ro1">
          <table:table-cell/>
          <table:table-cell table:style-name="ce1" office:value-type="float" office:value="0.000288389236467189" calcext:value-type="float">
            <text:p>2.88E-04</text:p>
          </table:table-cell>
          <table:table-cell/>
          <table:table-cell table:style-name="ce1" office:value-type="float" office:value="0.00000328062938787167" calcext:value-type="float">
            <text:p>3.28E-06</text:p>
          </table:table-cell>
          <table:table-cell/>
          <table:table-cell table:style-name="ce1" office:value-type="float" office:value="0.0000527868782593949" calcext:value-type="float">
            <text:p>5.28E-05</text:p>
          </table:table-cell>
          <table:table-cell/>
          <table:table-cell office:value-type="float" office:value="0.000177541437053001" calcext:value-type="float">
            <text:p>0.00018</text:p>
          </table:table-cell>
        </table:table-row>
        <table:table-row table:style-name="ro1">
          <table:table-cell/>
          <table:table-cell table:style-name="ce1" office:value-type="float" office:value="0.000480699401440485" calcext:value-type="float">
            <text:p>4.81E-04</text:p>
          </table:table-cell>
          <table:table-cell/>
          <table:table-cell table:style-name="ce1" office:value-type="float" office:value="0.00000567907062313122" calcext:value-type="float">
            <text:p>5.68E-06</text:p>
          </table:table-cell>
          <table:table-cell/>
          <table:table-cell table:style-name="ce1" office:value-type="float" office:value="0.0000887463866364391" calcext:value-type="float">
            <text:p>8.87E-05</text:p>
          </table:table-cell>
          <table:table-cell/>
          <table:table-cell office:value-type="float" office:value="0.000296424989872917" calcext:value-type="float">
            <text:p>0.0003</text:p>
          </table:table-cell>
        </table:table-row>
        <table:table-row table:style-name="ro1">
          <table:table-cell/>
          <table:table-cell table:style-name="ce1" office:value-type="float" office:value="0.000673085367498071" calcext:value-type="float">
            <text:p>6.73E-04</text:p>
          </table:table-cell>
          <table:table-cell/>
          <table:table-cell table:style-name="ce1" office:value-type="float" office:value="0.00000840265490955561" calcext:value-type="float">
            <text:p>8.40E-06</text:p>
          </table:table-cell>
          <table:table-cell/>
          <table:table-cell office:value-type="float" office:value="0.000125859979011155" calcext:value-type="float">
            <text:p>0.00013</text:p>
          </table:table-cell>
          <table:table-cell/>
          <table:table-cell office:value-type="float" office:value="0.000416090502247526" calcext:value-type="float">
            <text:p>0.00042</text:p>
          </table:table-cell>
        </table:table-row>
        <table:table-row table:style-name="ro1">
          <table:table-cell/>
          <table:table-cell table:style-name="ce1" office:value-type="float" office:value="0.000865577036109251" calcext:value-type="float">
            <text:p>8.66E-04</text:p>
          </table:table-cell>
          <table:table-cell/>
          <table:table-cell table:style-name="ce1" office:value-type="float" office:value="0.0000115977333933889" calcext:value-type="float">
            <text:p>1.16E-05</text:p>
          </table:table-cell>
          <table:table-cell/>
          <table:table-cell office:value-type="float" office:value="0.000164592614449857" calcext:value-type="float">
            <text:p>0.00016</text:p>
          </table:table-cell>
          <table:table-cell/>
          <table:table-cell office:value-type="float" office:value="0.000536846896839084" calcext:value-type="float">
            <text:p>0.00054</text:p>
          </table:table-cell>
        </table:table-row>
        <table:table-row table:style-name="ro1">
          <table:table-cell/>
          <table:table-cell table:style-name="ce1" office:value-type="float" office:value="0.00105820389176295" calcext:value-type="float">
            <text:p>1.06E-03</text:p>
          </table:table-cell>
          <table:table-cell/>
          <table:table-cell table:style-name="ce1" office:value-type="float" office:value="0.0000154271143331246" calcext:value-type="float">
            <text:p>1.54E-05</text:p>
          </table:table-cell>
          <table:table-cell/>
          <table:table-cell office:value-type="float" office:value="0.000205412405952075" calcext:value-type="float">
            <text:p>0.00021</text:p>
          </table:table-cell>
          <table:table-cell/>
          <table:table-cell office:value-type="float" office:value="0.000658999244726034" calcext:value-type="float">
            <text:p>0.00066</text:p>
          </table:table-cell>
        </table:table-row>
        <table:table-row table:style-name="ro1">
          <table:table-cell/>
          <table:table-cell table:style-name="ce1" office:value-type="float" office:value="0.00125099488565387" calcext:value-type="float">
            <text:p>1.25E-03</text:p>
          </table:table-cell>
          <table:table-cell/>
          <table:table-cell table:style-name="ce1" office:value-type="float" office:value="0.0000200749814132861" calcext:value-type="float">
            <text:p>2.01E-05</text:p>
          </table:table-cell>
          <table:table-cell/>
          <table:table-cell office:value-type="float" office:value="0.000248791278962597" calcext:value-type="float">
            <text:p>0.00025</text:p>
          </table:table-cell>
          <table:table-cell/>
          <table:table-cell office:value-type="float" office:value="0.000782847678741277" calcext:value-type="float">
            <text:p>0.00078</text:p>
          </table:table-cell>
        </table:table-row>
        <table:table-row table:style-name="ro1">
          <table:table-cell/>
          <table:table-cell table:style-name="ce1" office:value-type="float" office:value="0.00144397832147471" calcext:value-type="float">
            <text:p>1.44E-03</text:p>
          </table:table-cell>
          <table:table-cell/>
          <table:table-cell table:style-name="ce1" office:value-type="float" office:value="0.0000257519449563062" calcext:value-type="float">
            <text:p>2.58E-05</text:p>
          </table:table-cell>
          <table:table-cell/>
          <table:table-cell office:value-type="float" office:value="0.000295205452174921" calcext:value-type="float">
            <text:p>0.0003</text:p>
          </table:table-cell>
          <table:table-cell/>
          <table:table-cell office:value-type="float" office:value="0.000908686317344581" calcext:value-type="float">
            <text:p>0.00091</text:p>
          </table:table-cell>
        </table:table-row>
        <table:table-row table:style-name="ro1">
          <table:table-cell/>
          <table:table-cell table:style-name="ce1" office:value-type="float" office:value="0.00163718174375908" calcext:value-type="float">
            <text:p>1.64E-03</text:p>
          </table:table-cell>
          <table:table-cell/>
          <table:table-cell table:style-name="ce1" office:value-type="float" office:value="0.0000327002233567011" calcext:value-type="float">
            <text:p>3.27E-05</text:p>
          </table:table-cell>
          <table:table-cell/>
          <table:table-cell office:value-type="float" office:value="0.000345135705869225" calcext:value-type="float">
            <text:p>0.00035</text:p>
          </table:table-cell>
          <table:table-cell/>
          <table:table-cell office:value-type="float" office:value="0.00103680220157363" calcext:value-type="float">
            <text:p>0.00104</text:p>
          </table:table-cell>
        </table:table-row>
        <table:table-row table:style-name="ro1">
          <table:table-cell/>
          <table:table-cell table:style-name="ce1" office:value-type="float" office:value="0.00183063182922131" calcext:value-type="float">
            <text:p>1.83E-03</text:p>
          </table:table-cell>
          <table:table-cell/>
          <table:table-cell table:style-name="ce1" office:value-type="float" office:value="0.0000411989333112409" calcext:value-type="float">
            <text:p>4.12E-05</text:p>
          </table:table-cell>
          <table:table-cell/>
          <table:table-cell office:value-type="float" office:value="0.000399067405854665" calcext:value-type="float">
            <text:p>0.0004</text:p>
          </table:table-cell>
          <table:table-cell/>
          <table:table-cell office:value-type="float" office:value="0.00116747424774118" calcext:value-type="float">
            <text:p>0.00117</text:p>
          </table:table-cell>
        </table:table-row>
        <table:table-row table:style-name="ro1">
          <table:table-cell/>
          <table:table-cell table:style-name="ce1" office:value-type="float" office:value="0.00202435428151649" calcext:value-type="float">
            <text:p>2.02E-03</text:p>
          </table:table-cell>
          <table:table-cell/>
          <table:table-cell table:style-name="ce1" office:value-type="float" office:value="0.0000515694458949252" calcext:value-type="float">
            <text:p>5.16E-05</text:p>
          </table:table-cell>
          <table:table-cell/>
          <table:table-cell office:value-type="float" office:value="0.000457490254431773" calcext:value-type="float">
            <text:p>0.00046</text:p>
          </table:table-cell>
          <table:table-cell/>
          <table:table-cell office:value-type="float" office:value="0.00130097221866552" calcext:value-type="float">
            <text:p>0.0013</text:p>
          </table:table-cell>
        </table:table-row>
        <table:table-row table:style-name="ro1">
          <table:table-cell/>
          <table:table-cell table:style-name="ce1" office:value-type="float" office:value="0.00221837372983965" calcext:value-type="float">
            <text:p>2.22E-03</text:p>
          </table:table-cell>
          <table:table-cell/>
          <table:table-cell table:style-name="ce1" office:value-type="float" office:value="0.0000641807416848405" calcext:value-type="float">
            <text:p>6.42E-05</text:p>
          </table:table-cell>
          <table:table-cell/>
          <table:table-cell office:value-type="float" office:value="0.000520897743628167" calcext:value-type="float">
            <text:p>0.00052</text:p>
          </table:table-cell>
          <table:table-cell/>
          <table:table-cell office:value-type="float" office:value="0.00143755571636529" calcext:value-type="float">
            <text:p>0.00144</text:p>
          </table:table-cell>
        </table:table-row>
        <table:table-row table:style-name="ro1">
          <table:table-cell/>
          <table:table-cell table:style-name="ce1" office:value-type="float" office:value="0.00241271363176225" calcext:value-type="float">
            <text:p>2.41E-03</text:p>
          </table:table-cell>
          <table:table-cell/>
          <table:table-cell table:style-name="ce1" office:value-type="float" office:value="0.0000794546725262884" calcext:value-type="float">
            <text:p>7.95E-05</text:p>
          </table:table-cell>
          <table:table-cell/>
          <table:table-cell office:value-type="float" office:value="0.000589786290283407" calcext:value-type="float">
            <text:p>0.00059</text:p>
          </table:table-cell>
          <table:table-cell/>
          <table:table-cell office:value-type="float" office:value="0.00157747319929422" calcext:value-type="float">
            <text:p>0.00158</text:p>
          </table:table-cell>
        </table:table-row>
        <table:table-row table:style-name="ro1">
          <table:table-cell/>
          <table:table-cell table:style-name="ce1" office:value-type="float" office:value="0.00260739618069026" calcext:value-type="float">
            <text:p>2.61E-03</text:p>
          </table:table-cell>
          <table:table-cell/>
          <table:table-cell table:style-name="ce1" office:value-type="float" office:value="0.0000978710109326096" calcext:value-type="float">
            <text:p>9.79E-05</text:p>
          </table:table-cell>
          <table:table-cell/>
          <table:table-cell office:value-type="float" office:value="0.000664654037336727" calcext:value-type="float">
            <text:p>0.00066</text:p>
          </table:table-cell>
          <table:table-cell/>
          <table:table-cell office:value-type="float" office:value="0.00172096102733828" calcext:value-type="float">
            <text:p>0.00172</text:p>
          </table:table-cell>
        </table:table-row>
        <table:table-row table:style-name="ro1">
          <table:table-cell/>
          <table:table-cell table:style-name="ce1" office:value-type="float" office:value="0.00280244221830719" calcext:value-type="float">
            <text:p>2.80E-03</text:p>
          </table:table-cell>
          <table:table-cell/>
          <table:table-cell office:value-type="float" office:value="0.000119972141409792" calcext:value-type="float">
            <text:p>0.00012</text:p>
          </table:table-cell>
          <table:table-cell/>
          <table:table-cell office:value-type="float" office:value="0.000745999310882041" calcext:value-type="float">
            <text:p>0.00075</text:p>
          </table:table-cell>
          <table:table-cell/>
          <table:table-cell office:value-type="float" office:value="0.00186824253794442" calcext:value-type="float">
            <text:p>0.00187</text:p>
          </table:table-cell>
        </table:table-row>
        <table:table-row table:style-name="ro1">
          <table:table-cell/>
          <table:table-cell table:style-name="ce1" office:value-type="float" office:value="0.00299787115234996" calcext:value-type="float">
            <text:p>3.00E-03</text:p>
          </table:table-cell>
          <table:table-cell/>
          <table:table-cell office:value-type="float" office:value="0.000146367222305202" calcext:value-type="float">
            <text:p>0.00015</text:p>
          </table:table-cell>
          <table:table-cell/>
          <table:table-cell office:value-type="float" office:value="0.000834318728151298" calcext:value-type="float">
            <text:p>0.00083</text:p>
          </table:table-cell>
          <table:table-cell/>
          <table:table-cell office:value-type="float" office:value="0.00201952715688207" calcext:value-type="float">
            <text:p>0.00202</text:p>
          </table:table-cell>
        </table:table-row>
        <table:table-row table:style-name="ro1">
          <table:table-cell/>
          <table:table-cell office:value-type="float" office:value="0.00319370088003988" calcext:value-type="float">
            <text:p>0.00319</text:p>
          </table:table-cell>
          <table:table-cell/>
          <table:table-cell office:value-type="float" office:value="0.000177735623316224" calcext:value-type="float">
            <text:p>0.00018</text:p>
          </table:table-cell>
          <table:table-cell/>
          <table:table-cell office:value-type="float" office:value="0.00093010495752176" calcext:value-type="float">
            <text:p>0.00093</text:p>
          </table:table-cell>
          <table:table-cell/>
          <table:table-cell office:value-type="float" office:value="0.00217500954727563" calcext:value-type="float">
            <text:p>0.00218</text:p>
          </table:table-cell>
        </table:table-row>
        <table:table-row table:style-name="ro1">
          <table:table-cell/>
          <table:table-cell office:value-type="float" office:value="0.00338994771747188" calcext:value-type="float">
            <text:p>0.00339</text:p>
          </table:table-cell>
          <table:table-cell/>
          <table:table-cell office:value-type="float" office:value="0.000214829423973036" calcext:value-type="float">
            <text:p>0.00021</text:p>
          </table:table-cell>
          <table:table-cell/>
          <table:table-cell office:value-type="float" office:value="0.00103384413784416" calcext:value-type="float">
            <text:p>0.00103</text:p>
          </table:table-cell>
          <table:table-cell/>
          <table:table-cell office:value-type="float" office:value="0.00233486880064356" calcext:value-type="float">
            <text:p>0.00233</text:p>
          </table:table-cell>
        </table:table-row>
        <table:table-row table:style-name="ro1">
          <table:table-cell/>
          <table:table-cell office:value-type="float" office:value="0.00358662633524028" calcext:value-type="float">
            <text:p>0.00359</text:p>
          </table:table-cell>
          <table:table-cell/>
          <table:table-cell office:value-type="float" office:value="0.000258474743666048" calcext:value-type="float">
            <text:p>0.00026</text:p>
          </table:table-cell>
          <table:table-cell/>
          <table:table-cell office:value-type="float" office:value="0.00114601297080886" calcext:value-type="float">
            <text:p>0.00115</text:p>
          </table:table-cell>
          <table:table-cell/>
          <table:table-cell office:value-type="float" office:value="0.00249926767378255" calcext:value-type="float">
            <text:p>0.0025</text:p>
          </table:table-cell>
        </table:table-row>
        <table:table-row table:style-name="ro1">
          <table:table-cell/>
          <table:table-cell office:value-type="float" office:value="0.0037837497005548" calcext:value-type="float">
            <text:p>0.00378</text:p>
          </table:table-cell>
          <table:table-cell/>
          <table:table-cell office:value-type="float" office:value="0.000309571665676423" calcext:value-type="float">
            <text:p>0.00031</text:p>
          </table:table-cell>
          <table:table-cell/>
          <table:table-cell office:value-type="float" office:value="0.00126707550658302" calcext:value-type="float">
            <text:p>0.00127</text:p>
          </table:table-cell>
          <table:table-cell/>
          <table:table-cell office:value-type="float" office:value="0.00266835187538833" calcext:value-type="float">
            <text:p>0.00267</text:p>
          </table:table-cell>
        </table:table-row>
        <table:table-row table:style-name="ro1">
          <table:table-cell/>
          <table:table-cell office:value-type="float" office:value="0.00398132902607655" calcext:value-type="float">
            <text:p>0.00398</text:p>
          </table:table-cell>
          <table:table-cell/>
          <table:table-cell office:value-type="float" office:value="0.000369092517619192" calcext:value-type="float">
            <text:p>0.00037</text:p>
          </table:table-cell>
          <table:table-cell/>
          <table:table-cell office:value-type="float" office:value="0.00139747964950065" calcext:value-type="float">
            <text:p>0.0014</text:p>
          </table:table-cell>
          <table:table-cell/>
          <table:table-cell office:value-type="float" office:value="0.00284224940634954" calcext:value-type="float">
            <text:p>0.00284</text:p>
          </table:table-cell>
        </table:table-row>
        <table:table-row table:style-name="ro1">
          <table:table-cell/>
          <table:table-cell office:value-type="float" office:value="0.0041793737256744" calcext:value-type="float">
            <text:p>0.00418</text:p>
          </table:table-cell>
          <table:table-cell/>
          <table:table-cell office:value-type="float" office:value="0.000438078280128907" calcext:value-type="float">
            <text:p>0.00044</text:p>
          </table:table-cell>
          <table:table-cell/>
          <table:table-cell office:value-type="float" office:value="0.00153765341705039" calcext:value-type="float">
            <text:p>0.00154</text:p>
          </table:table-cell>
          <table:table-cell/>
          <table:table-cell office:value-type="float" office:value="0.00302106995764621" calcext:value-type="float">
            <text:p>0.00302</text:p>
          </table:table-cell>
        </table:table-row>
        <table:table-row table:style-name="ro1">
          <table:table-cell/>
          <table:table-cell office:value-type="float" office:value="0.00437789137727817" calcext:value-type="float">
            <text:p>0.00438</text:p>
          </table:table-cell>
          <table:table-cell/>
          <table:table-cell office:value-type="float" office:value="0.000517632915633415" calcext:value-type="float">
            <text:p>0.00052</text:p>
          </table:table-cell>
          <table:table-cell/>
          <table:table-cell office:value-type="float" office:value="0.00168800099166147" calcext:value-type="float">
            <text:p>0.00169</text:p>
          </table:table-cell>
          <table:table-cell/>
          <table:table-cell office:value-type="float" office:value="0.00320490436975839" calcext:value-type="float">
            <text:p>0.0032</text:p>
          </table:table-cell>
        </table:table-row>
        <table:table-row table:style-name="ro1">
          <table:table-cell/>
          <table:table-cell office:value-type="float" office:value="0.0045768876929721" calcext:value-type="float">
            <text:p>0.00458</text:p>
          </table:table-cell>
          <table:table-cell/>
          <table:table-cell office:value-type="float" office:value="0.000608915440527326" calcext:value-type="float">
            <text:p>0.00061</text:p>
          </table:table-cell>
          <table:table-cell/>
          <table:table-cell office:value-type="float" office:value="0.00184889861073621" calcext:value-type="float">
            <text:p>0.00185</text:p>
          </table:table-cell>
          <table:table-cell/>
          <table:table-cell office:value-type="float" office:value="0.00339382415740907" calcext:value-type="float">
            <text:p>0.00339</text:p>
          </table:table-cell>
        </table:table-row>
        <table:table-row table:style-name="ro1">
          <table:table-cell/>
          <table:table-cell office:value-type="float" office:value="0.00477636649645189" calcext:value-type="float">
            <text:p>0.00478</text:p>
          </table:table-cell>
          <table:table-cell/>
          <table:table-cell office:value-type="float" office:value="0.000713129607442989" calcext:value-type="float">
            <text:p>0.00071</text:p>
          </table:table-cell>
          <table:table-cell/>
          <table:table-cell office:value-type="float" office:value="0.00202069034586859" calcext:value-type="float">
            <text:p>0.00202</text:p>
          </table:table-cell>
          <table:table-cell/>
          <table:table-cell office:value-type="float" office:value="0.00358788110335692" calcext:value-type="float">
            <text:p>0.00359</text:p>
          </table:table-cell>
        </table:table-row>
        <table:table-row table:style-name="ro1">
          <table:table-cell/>
          <table:table-cell office:value-type="float" office:value="0.0049763297079283" calcext:value-type="float">
            <text:p>0.00498</text:p>
          </table:table-cell>
          <table:table-cell/>
          <table:table-cell office:value-type="float" office:value="0.000831511119557886" calcext:value-type="float">
            <text:p>0.00083</text:p>
          </table:table-cell>
          <table:table-cell/>
          <table:table-cell office:value-type="float" office:value="0.00220368382711824" calcext:value-type="float">
            <text:p>0.0022</text:p>
          </table:table-cell>
          <table:table-cell/>
          <table:table-cell office:value-type="float" office:value="0.00378710692479333" calcext:value-type="float">
            <text:p>0.00379</text:p>
          </table:table-cell>
        </table:table-row>
        <table:table-row table:style-name="ro1">
          <table:table-cell/>
          <table:table-cell office:value-type="float" office:value="0.00517677733654231" calcext:value-type="float">
            <text:p>0.00518</text:p>
          </table:table-cell>
          <table:table-cell/>
          <table:table-cell office:value-type="float" office:value="0.000965312365384837" calcext:value-type="float">
            <text:p>0.00097</text:p>
          </table:table-cell>
          <table:table-cell/>
          <table:table-cell office:value-type="float" office:value="0.0023981459724348" calcext:value-type="float">
            <text:p>0.0024</text:p>
          </table:table-cell>
          <table:table-cell/>
          <table:table-cell office:value-type="float" office:value="0.00399151301570014" calcext:value-type="float">
            <text:p>0.00399</text:p>
          </table:table-cell>
        </table:table-row>
        <table:table-row table:style-name="ro1">
          <table:table-cell/>
          <table:table-cell office:value-type="float" office:value="0.00537770748031828" calcext:value-type="float">
            <text:p>0.00538</text:p>
          </table:table-cell>
          <table:table-cell/>
          <table:table-cell office:value-type="float" office:value="0.00111578473905144" calcext:value-type="float">
            <text:p>0.00112</text:p>
          </table:table-cell>
          <table:table-cell/>
          <table:table-cell office:value-type="float" office:value="0.00260429878574875" calcext:value-type="float">
            <text:p>0.0026</text:p>
          </table:table-cell>
          <table:table-cell/>
          <table:table-cell office:value-type="float" office:value="0.00420109026826567" calcext:value-type="float">
            <text:p>0.0042</text:p>
          </table:table-cell>
        </table:table-row>
        <table:table-row table:style-name="ro1">
          <table:table-cell/>
          <table:table-cell office:value-type="float" office:value="0.00557911633365806" calcext:value-type="float">
            <text:p>0.00558</text:p>
          </table:table-cell>
          <table:table-cell/>
          <table:table-cell office:value-type="float" office:value="0.00128415869581752" calcext:value-type="float">
            <text:p>0.00128</text:p>
          </table:table-cell>
          <table:table-cell/>
          <table:table-cell office:value-type="float" office:value="0.0028223152897291" calcext:value-type="float">
            <text:p>0.00282</text:p>
          </table:table-cell>
          <table:table-cell/>
          <table:table-cell office:value-type="float" office:value="0.00441580897617773" calcext:value-type="float">
            <text:p>0.00442</text:p>
          </table:table-cell>
        </table:table-row>
        <table:table-row table:style-name="ro1">
          <table:table-cell/>
          <table:table-cell office:value-type="float" office:value="0.00578099820234466" calcext:value-type="float">
            <text:p>0.00578</text:p>
          </table:table-cell>
          <table:table-cell/>
          <table:table-cell office:value-type="float" office:value="0.00147162178300653" calcext:value-type="float">
            <text:p>0.00147</text:p>
          </table:table-cell>
          <table:table-cell/>
          <table:table-cell office:value-type="float" office:value="0.0030523156606719" calcext:value-type="float">
            <text:p>0.00305</text:p>
          </table:table-cell>
          <table:table-cell/>
          <table:table-cell office:value-type="float" office:value="0.00463561882226111" calcext:value-type="float">
            <text:p>0.00464</text:p>
          </table:table-cell>
        </table:table-row>
        <table:table-row table:style-name="ro1">
          <table:table-cell/>
          <table:table-cell office:value-type="float" office:value="0.00598334552599759" calcext:value-type="float">
            <text:p>0.00598</text:p>
          </table:table-cell>
          <table:table-cell/>
          <table:table-cell office:value-type="float" office:value="0.00167929497956909" calcext:value-type="float">
            <text:p>0.00168</text:p>
          </table:table-cell>
          <table:table-cell/>
          <table:table-cell office:value-type="float" office:value="0.00329436363333636" calcext:value-type="float">
            <text:p>0.00329</text:p>
          </table:table-cell>
          <table:table-cell/>
          <table:table-cell office:value-type="float" office:value="0.00486044895255727" calcext:value-type="float">
            <text:p>0.00486</text:p>
          </table:table-cell>
        </table:table-row>
        <table:table-row table:style-name="ro1">
          <table:table-cell/>
          <table:table-cell office:value-type="float" office:value="0.00618614890789055" calcext:value-type="float">
            <text:p>0.00619</text:p>
          </table:table-cell>
          <table:table-cell/>
          <table:table-cell office:value-type="float" office:value="0.0019082077695443" calcext:value-type="float">
            <text:p>0.00191</text:p>
          </table:table-cell>
          <table:table-cell/>
          <table:table-cell office:value-type="float" office:value="0.00354846324272399" calcext:value-type="float">
            <text:p>0.00355</text:p>
          </table:table-cell>
          <table:table-cell/>
          <table:table-cell office:value-type="float" office:value="0.00509020813851669" calcext:value-type="float">
            <text:p>0.00509</text:p>
          </table:table-cell>
        </table:table-row>
        <table:table-row table:style-name="ro1">
          <table:table-cell/>
          <table:table-cell office:value-type="float" office:value="0.00638939715201521" calcext:value-type="float">
            <text:p>0.00639</text:p>
          </table:table-cell>
          <table:table-cell/>
          <table:table-cell office:value-type="float" office:value="0.00215927246179331" calcext:value-type="float">
            <text:p>0.00216</text:p>
          </table:table-cell>
          <table:table-cell/>
          <table:table-cell office:value-type="float" office:value="0.00381455596774556" calcext:value-type="float">
            <text:p>0.00381</text:p>
          </table:table-cell>
          <table:table-cell/>
          <table:table-cell office:value-type="float" office:value="0.00532478502851653" calcext:value-type="float">
            <text:p>0.00532</text:p>
          </table:table-cell>
        </table:table-row>
        <table:table-row table:style-name="ro1">
          <table:table-cell/>
          <table:table-cell office:value-type="float" office:value="0.00659307730724434" calcext:value-type="float">
            <text:p>0.00659</text:p>
          </table:table-cell>
          <table:table-cell/>
          <table:table-cell office:value-type="float" office:value="0.00243325834633962" calcext:value-type="float">
            <text:p>0.00243</text:p>
          </table:table-cell>
          <table:table-cell/>
          <table:table-cell office:value-type="float" office:value="0.00409251833844354" calcext:value-type="float">
            <text:p>0.00409</text:p>
          </table:table-cell>
          <table:table-cell/>
          <table:table-cell office:value-type="float" office:value="0.00556404848942883" calcext:value-type="float">
            <text:p>0.00556</text:p>
          </table:table-cell>
        </table:table-row>
        <table:table-row table:style-name="ro1">
          <table:table-cell/>
          <table:table-cell office:value-type="float" office:value="0.00679717471841995" calcext:value-type="float">
            <text:p>0.0068</text:p>
          </table:table-cell>
          <table:table-cell/>
          <table:table-cell office:value-type="float" office:value="0.00273076634227807" calcext:value-type="float">
            <text:p>0.00273</text:p>
          </table:table-cell>
          <table:table-cell/>
          <table:table-cell office:value-type="float" office:value="0.00438216006391584" calcext:value-type="float">
            <text:p>0.00438</text:p>
          </table:table-cell>
          <table:table-cell/>
          <table:table-cell office:value-type="float" office:value="0.00580784803843263" calcext:value-type="float">
            <text:p>0.00581</text:p>
          </table:table-cell>
        </table:table-row>
        <table:table-row table:style-name="ro1">
          <table:table-cell/>
          <table:table-cell office:value-type="float" office:value="0.00700167308416387" calcext:value-type="float">
            <text:p>0.007</text:p>
          </table:table-cell>
          <table:table-cell/>
          <table:table-cell office:value-type="float" office:value="0.00305220483946123" calcext:value-type="float">
            <text:p>0.00305</text:p>
          </table:table-cell>
          <table:table-cell/>
          <table:table-cell office:value-type="float" office:value="0.00468322273236214" calcext:value-type="float">
            <text:p>0.00468</text:p>
          </table:table-cell>
          <table:table-cell/>
          <table:table-cell office:value-type="float" office:value="0.00605601436472454" calcext:value-type="float">
            <text:p>0.00606</text:p>
          </table:table-cell>
        </table:table-row>
        <table:table-row table:style-name="ro1">
          <table:table-cell/>
          <table:table-cell office:value-type="float" office:value="0.00720655452118603" calcext:value-type="float">
            <text:p>0.00721</text:p>
          </table:table-cell>
          <table:table-cell/>
          <table:table-cell office:value-type="float" office:value="0.00339776746245439" calcext:value-type="float">
            <text:p>0.0034</text:p>
          </table:table-cell>
          <table:table-cell/>
          <table:table-cell office:value-type="float" office:value="0.00499537912781912" calcext:value-type="float">
            <text:p>0.005</text:p>
          </table:table-cell>
          <table:table-cell/>
          <table:table-cell office:value-type="float" office:value="0.00630835994020639" calcext:value-type="float">
            <text:p>0.00631</text:p>
          </table:table-cell>
        </table:table-row>
        <table:table-row table:style-name="ro1">
          <table:table-cell/>
          <table:table-cell office:value-type="float" office:value="0.00741179963483467" calcext:value-type="float">
            <text:p>0.00741</text:p>
          </table:table-cell>
          <table:table-cell/>
          <table:table-cell office:value-type="float" office:value="0.00376741348758886" calcext:value-type="float">
            <text:p>0.00377</text:p>
          </table:table-cell>
          <table:table-cell/>
          <table:table-cell office:value-type="float" office:value="0.00531823320023105" calcext:value-type="float">
            <text:p>0.00532</text:p>
          </table:table-cell>
          <table:table-cell/>
          <table:table-cell office:value-type="float" office:value="0.00656467971765204" calcext:value-type="float">
            <text:p>0.00656</text:p>
          </table:table-cell>
        </table:table-row>
        <table:table-row table:style-name="ro1">
          <table:table-cell/>
          <table:table-cell office:value-type="float" office:value="0.00761738759560826" calcext:value-type="float">
            <text:p>0.00762</text:p>
          </table:table-cell>
          <table:table-cell/>
          <table:table-cell office:value-type="float" office:value="0.00416085162021501" calcext:value-type="float">
            <text:p>0.00416</text:p>
          </table:table-cell>
          <table:table-cell/>
          <table:table-cell office:value-type="float" office:value="0.00565132071665968" calcext:value-type="float">
            <text:p>0.00565</text:p>
          </table:table-cell>
          <table:table-cell/>
          <table:table-cell office:value-type="float" office:value="0.0068247519142601" calcext:value-type="float">
            <text:p>0.00682</text:p>
          </table:table-cell>
        </table:table-row>
        <table:table-row table:style-name="ro1">
          <table:table-cell/>
          <table:table-cell office:value-type="float" office:value="0.00782329622133266" calcext:value-type="float">
            <text:p>0.00782</text:p>
          </table:table-cell>
          <table:table-cell/>
          <table:table-cell office:value-type="float" office:value="0.0045775277883881" calcext:value-type="float">
            <text:p>0.00458</text:p>
          </table:table-cell>
          <table:table-cell/>
          <table:table-cell office:value-type="float" office:value="0.00599411061178886" calcext:value-type="float">
            <text:p>0.00599</text:p>
          </table:table-cell>
          <table:table-cell/>
          <table:table-cell office:value-type="float" office:value="0.00708833887790497" calcext:value-type="float">
            <text:p>0.00709</text:p>
          </table:table-cell>
        </table:table-row>
        <table:table-row table:style-name="ro1">
          <table:table-cell/>
          <table:table-cell office:value-type="float" office:value="0.00802950206467257" calcext:value-type="float">
            <text:p>0.00803</text:p>
          </table:table-cell>
          <table:table-cell/>
          <table:table-cell office:value-type="float" office:value="0.00501661753125628" calcext:value-type="float">
            <text:p>0.00502</text:p>
          </table:table-cell>
          <table:table-cell/>
          <table:table-cell office:value-type="float" office:value="0.00634600704561425" calcext:value-type="float">
            <text:p>0.00635</text:p>
          </table:table-cell>
          <table:table-cell/>
          <table:table-cell office:value-type="float" office:value="0.00735518803281389" calcext:value-type="float">
            <text:p>0.00736</text:p>
          </table:table-cell>
        </table:table-row>
        <table:table-row table:style-name="ro1">
          <table:table-cell/>
          <table:table-cell office:value-type="float" office:value="0.00823598050563874" calcext:value-type="float">
            <text:p>0.00824</text:p>
          </table:table-cell>
          <table:table-cell/>
          <table:table-cell office:value-type="float" office:value="0.0054770234567136" calcext:value-type="float">
            <text:p>0.00548</text:p>
          </table:table-cell>
          <table:table-cell/>
          <table:table-cell office:value-type="float" office:value="0.006706352165486" calcext:value-type="float">
            <text:p>0.00671</text:p>
          </table:table-cell>
          <table:table-cell/>
          <table:table-cell office:value-type="float" office:value="0.00762503290081177" calcext:value-type="float">
            <text:p>0.00763</text:p>
          </table:table-cell>
        </table:table-row>
        <table:table-row table:style-name="ro1">
          <table:table-cell/>
          <table:table-cell office:value-type="float" office:value="0.00844270584872102" calcext:value-type="float">
            <text:p>0.00844</text:p>
          </table:table-cell>
          <table:table-cell/>
          <table:table-cell office:value-type="float" office:value="0.00595737811597125" calcext:value-type="float">
            <text:p>0.00596</text:p>
          </table:table-cell>
          <table:table-cell/>
          <table:table-cell office:value-type="float" office:value="0.00707442955871882" calcext:value-type="float">
            <text:p>0.00707</text:p>
          </table:table-cell>
          <table:table-cell/>
          <table:table-cell office:value-type="float" office:value="0.00789759419371926" calcext:value-type="float">
            <text:p>0.0079</text:p>
          </table:table-cell>
        </table:table-row>
        <table:table-row table:style-name="ro1">
          <table:table-cell/>
          <table:table-cell office:value-type="float" office:value="0.0086496514242652" calcext:value-type="float">
            <text:p>0.00865</text:p>
          </table:table-cell>
          <table:table-cell/>
          <table:table-cell office:value-type="float" office:value="0.00645605249643197" calcext:value-type="float">
            <text:p>0.00646</text:p>
          </table:table-cell>
          <table:table-cell/>
          <table:table-cell office:value-type="float" office:value="0.00744946837098449" calcext:value-type="float">
            <text:p>0.00745</text:p>
          </table:table-cell>
          <table:table-cell/>
          <table:table-cell office:value-type="float" office:value="0.00817258097194717" calcext:value-type="float">
            <text:p>0.00817</text:p>
          </table:table-cell>
        </table:table-row>
        <table:table-row table:style-name="ro1">
          <table:table-cell/>
          <table:table-cell office:value-type="float" office:value="0.00885678969369609" calcext:value-type="float">
            <text:p>0.00886</text:p>
          </table:table-cell>
          <table:table-cell/>
          <table:table-cell office:value-type="float" office:value="0.00697117017346603" calcext:value-type="float">
            <text:p>0.00697</text:p>
          </table:table-cell>
          <table:table-cell/>
          <table:table-cell office:value-type="float" office:value="0.00783064805489749" calcext:value-type="float">
            <text:p>0.00783</text:p>
          </table:table-cell>
          <table:table-cell/>
          <table:table-cell office:value-type="float" office:value="0.00844969186382179" calcext:value-type="float">
            <text:p>0.00845</text:p>
          </table:table-cell>
        </table:table-row>
        <table:table-row table:style-name="ro1">
          <table:table-cell/>
          <table:table-cell office:value-type="float" office:value="0.0090640923581671" calcext:value-type="float">
            <text:p>0.00906</text:p>
          </table:table-cell>
          <table:table-cell/>
          <table:table-cell office:value-type="float" office:value="0.00750062699219614" calcext:value-type="float">
            <text:p>0.0075</text:p>
          </table:table-cell>
          <table:table-cell/>
          <table:table-cell office:value-type="float" office:value="0.00821710370280071" calcext:value-type="float">
            <text:p>0.00822</text:p>
          </table:table-cell>
          <table:table-cell/>
          <table:table-cell office:value-type="float" office:value="0.00872861633970423" calcext:value-type="float">
            <text:p>0.00873</text:p>
          </table:table-cell>
        </table:table-row>
        <table:table-row table:style-name="ro1">
          <table:table-cell/>
          <table:table-cell office:value-type="float" office:value="0.00927153047021312" calcext:value-type="float">
            <text:p>0.00927</text:p>
          </table:table-cell>
          <table:table-cell/>
          <table:table-cell office:value-type="float" office:value="0.00804211597864951" calcext:value-type="float">
            <text:p>0.00804</text:p>
          </table:table-cell>
          <table:table-cell/>
          <table:table-cell office:value-type="float" office:value="0.00860793190797839" calcext:value-type="float">
            <text:p>0.00861</text:p>
          </table:table-cell>
          <table:table-cell/>
          <table:table-cell office:value-type="float" office:value="0.00900903603453177" calcext:value-type="float">
            <text:p>0.00901</text:p>
          </table:table-cell>
        </table:table-row>
        <table:table-row table:style-name="ro1">
          <table:table-cell/>
          <table:table-cell office:value-type="float" office:value="0.00947907454796058" calcext:value-type="float">
            <text:p>0.00948</text:p>
          </table:table-cell>
          <table:table-cell/>
          <table:table-cell office:value-type="float" office:value="0.0085931570124087" calcext:value-type="float">
            <text:p>0.00859</text:p>
          </table:table-cell>
          <table:table-cell/>
          <table:table-cell office:value-type="float" office:value="0.00900219708956716" calcext:value-type="float">
            <text:p>0.009</text:p>
          </table:table-cell>
          <table:table-cell/>
          <table:table-cell office:value-type="float" office:value="0.0092906261120267" calcext:value-type="float">
            <text:p>0.00929</text:p>
          </table:table-cell>
        </table:table-row>
        <table:table-row table:style-name="ro1">
          <table:table-cell/>
          <table:table-cell office:value-type="float" office:value="0.00968669469144884" calcext:value-type="float">
            <text:p>0.00969</text:p>
          </table:table-cell>
          <table:table-cell/>
          <table:table-cell office:value-type="float" office:value="0.00915113063705642" calcext:value-type="float">
            <text:p>0.00915</text:p>
          </table:table-cell>
          <table:table-cell/>
          <table:table-cell office:value-type="float" office:value="0.00939893820849757" calcext:value-type="float">
            <text:p>0.0094</text:p>
          </table:table-cell>
          <table:table-cell/>
          <table:table-cell office:value-type="float" office:value="0.00957305666347943" calcext:value-type="float">
            <text:p>0.00957</text:p>
          </table:table-cell>
        </table:table-row>
        <table:table-row table:style-name="ro1">
          <table:table-cell/>
          <table:table-cell office:value-type="float" office:value="0.00989436070059838" calcext:value-type="float">
            <text:p>0.00989</text:p>
          </table:table-cell>
          <table:table-cell/>
          <table:table-cell office:value-type="float" office:value="0.00971331524676199" calcext:value-type="float">
            <text:p>0.00971</text:p>
          </table:table-cell>
          <table:table-cell/>
          <table:table-cell office:value-type="float" office:value="0.0097971757950536" calcext:value-type="float">
            <text:p>0.0098</text:p>
          </table:table-cell>
          <table:table-cell/>
          <table:table-cell office:value-type="float" office:value="0.00985599413373627" calcext:value-type="float">
            <text:p>0.009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1:55:08.467000000</meta:creation-date>
    <dc:date>2017-03-27T12:28:36.501000000</dc:date>
    <meta:editing-duration>PT13M6S</meta:editing-duration>
    <meta:editing-cycles>2</meta:editing-cycles>
    <meta:generator>LibreOffice/5.3.0.3$Windows_X86_64 LibreOffice_project/7074905676c47b82bbcfbea1aeefc84afe1c50e1</meta:generator>
    <meta:document-statistic meta:table-count="1" meta:cell-count="20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35cm" svg:y="4.23cm" style:legend-expansion="high" chart:style-name="ch2"/>
        <chart:plot-area chart:style-name="ch3" table:cell-range-address="Sheet1.B1:Sheet1.B50" svg:x="0.319cm" svg:y="0.18cm" svg:width="13.097cm" svg:height="8.646cm">
          <chartooo:coordinate-region svg:x="1.06cm" svg:y="0.18cm" svg:width="11.666cm" svg:height="8.0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50" chart:class="chart:bar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961246720855135">
                <text:p>0.0000961246720855135</text:p>
                <draw:g>
                  <svg:desc>Sheet1.B1:Sheet1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88389236467189">
                <text:p>0.000288389236467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80699401440485">
                <text:p>0.000480699401440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673085367498071">
                <text:p>0.0006730853674980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865577036109251">
                <text:p>0.0008655770361092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05820389176295">
                <text:p>0.001058203891762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25099488565387">
                <text:p>0.001250994885653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44397832147471">
                <text:p>0.001443978321474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63718174375908">
                <text:p>0.00163718174375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83063182922131">
                <text:p>0.00183063182922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02435428151649">
                <text:p>0.002024354281516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21837372983965">
                <text:p>0.002218373729839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41271363176225">
                <text:p>0.002412713631762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60739618069026">
                <text:p>0.002607396180690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80244221830719">
                <text:p>0.002802442218307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99787115234996">
                <text:p>0.00299787115234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19370088003988">
                <text:p>0.003193700880039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338994771747188">
                <text:p>0.003389947717471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58662633524028">
                <text:p>0.003586626335240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37837497005548">
                <text:p>0.00378374970055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98132902607655">
                <text:p>0.003981329026076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1793737256744">
                <text:p>0.00417937372567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37789137727817">
                <text:p>0.004377891377278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5768876929721">
                <text:p>0.00457688769297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77636649645189">
                <text:p>0.004776366496451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49763297079283">
                <text:p>0.00497632970792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517677733654231">
                <text:p>0.005176777336542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537770748031828">
                <text:p>0.005377707480318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557911633365806">
                <text:p>0.005579116333658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578099820234466">
                <text:p>0.005780998202344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598334552599759">
                <text:p>0.005983345525997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618614890789055">
                <text:p>0.006186148907890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638939715201521">
                <text:p>0.006389397152015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659307730724434">
                <text:p>0.006593077307244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679717471841995">
                <text:p>0.006797174718419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700167308416387">
                <text:p>0.007001673084163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720655452118603">
                <text:p>0.007206554521186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741179963483467">
                <text:p>0.007411799634834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761738759560826">
                <text:p>0.007617387595608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782329622133266">
                <text:p>0.007823296221332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802950206467257">
                <text:p>0.008029502064672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823598050563874">
                <text:p>0.008235980505638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844270584872102">
                <text:p>0.008442705848721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86496514242652">
                <text:p>0.00864965142426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885678969369609">
                <text:p>0.008856789693696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90640923581671">
                <text:p>0.00906409235816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927153047021312">
                <text:p>0.009271530470213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947907454796058">
                <text:p>0.009479074547960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968669469144884">
                <text:p>0.009686694691448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989436070059838">
                <text:p>0.009894360700598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27cm" style:legend-expansion="high" chart:style-name="ch2"/>
        <chart:plot-area chart:style-name="ch3" table:cell-range-address="Sheet1.D1:Sheet1.D50" svg:x="0.32cm" svg:y="0.18cm" svg:width="13.097cm" svg:height="8.64cm">
          <chartooo:coordinate-region svg:x="1.061cm" svg:y="0.18cm" svg:width="11.666cm" svg:height="8.0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50" chart:class="chart:bar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107263877103796">
                <text:p>0.00000107263877103796</text:p>
                <draw:g>
                  <svg:desc>Sheet1.D1:Sheet1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328062938787167">
                <text:p>0.00000328062938787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567907062313122">
                <text:p>0.000005679070623131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840265490955561">
                <text:p>0.000008402654909555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15977333933889">
                <text:p>0.0000115977333933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54271143331246">
                <text:p>0.00001542711433312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200749814132861">
                <text:p>0.0000200749814132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257519449563062">
                <text:p>0.0000257519449563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327002233567011">
                <text:p>0.00003270022335670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411989333112409">
                <text:p>0.00004119893331124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515694458949252">
                <text:p>0.00005156944589492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641807416848405">
                <text:p>0.00006418074168484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794546725262884">
                <text:p>0.00007945467252628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978710109326096">
                <text:p>0.00009787101093260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19972141409792">
                <text:p>0.000119972141409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46367222305202">
                <text:p>0.0001463672223052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77735623316224">
                <text:p>0.000177735623316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14829423973036">
                <text:p>0.0002148294239730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258474743666048">
                <text:p>0.000258474743666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309571665676423">
                <text:p>0.000309571665676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369092517619192">
                <text:p>0.0003690925176191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438078280128907">
                <text:p>0.0004380782801289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517632915633415">
                <text:p>0.0005176329156334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608915440527326">
                <text:p>0.0006089154405273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713129607442989">
                <text:p>0.0007131296074429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831511119557886">
                <text:p>0.0008315111195578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965312365384837">
                <text:p>0.0009653123653848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11578473905144">
                <text:p>0.00111578473905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28415869581752">
                <text:p>0.001284158695817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47162178300653">
                <text:p>0.001471621783006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67929497956909">
                <text:p>0.001679294979569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9082077695443">
                <text:p>0.00190820776954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15927246179331">
                <text:p>0.002159272461793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43325834633962">
                <text:p>0.002433258346339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73076634227807">
                <text:p>0.002730766342278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05220483946123">
                <text:p>0.003052204839461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39776746245439">
                <text:p>0.003397767462454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376741348758886">
                <text:p>0.003767413487588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416085162021501">
                <text:p>0.004160851620215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45775277883881">
                <text:p>0.00457752778838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501661753125628">
                <text:p>0.005016617531256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54770234567136">
                <text:p>0.00547702345671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595737811597125">
                <text:p>0.00595737811597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645605249643197">
                <text:p>0.006456052496431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697117017346603">
                <text:p>0.006971170173466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750062699219614">
                <text:p>0.00750062699219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804211597864951">
                <text:p>0.008042115978649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85931570124087">
                <text:p>0.00859315701240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915113063705642">
                <text:p>0.009151130637056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971331524676199">
                <text:p>0.009713315246761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legend chart:legend-position="end" svg:x="13.762cm" svg:y="4.23cm" style:legend-expansion="high" chart:style-name="ch2"/>
        <chart:plot-area chart:style-name="ch3" table:cell-range-address="Sheet1.F1:Sheet1.F50" svg:x="0.319cm" svg:y="0.18cm" svg:width="13.124cm" svg:height="8.646cm">
          <chartooo:coordinate-region svg:x="1.06cm" svg:y="0.18cm" svg:width="11.693cm" svg:height="8.0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1:Sheet1.F50" chart:class="chart:bar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75188496174765">
                <text:p>0.0000175188496174765</text:p>
                <draw:g>
                  <svg:desc>Sheet1.F1:Sheet1.F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7868782593949">
                <text:p>0.0000527868782593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887463866364391">
                <text:p>0.00008874638663643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25859979011155">
                <text:p>0.000125859979011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64592614449857">
                <text:p>0.000164592614449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05412405952075">
                <text:p>0.000205412405952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48791278962597">
                <text:p>0.0002487912789625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95205452174921">
                <text:p>0.0002952054521749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345135705869225">
                <text:p>0.000345135705869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399067405854665">
                <text:p>0.0003990674058546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457490254431773">
                <text:p>0.0004574902544317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520897743628167">
                <text:p>0.000520897743628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589786290283407">
                <text:p>0.0005897862902834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664654037336727">
                <text:p>0.000664654037336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745999310882041">
                <text:p>0.0007459993108820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834318728151298">
                <text:p>0.0008343187281512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93010495752176">
                <text:p>0.00093010495752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03384413784416">
                <text:p>0.001033844137844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14601297080886">
                <text:p>0.001146012970808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26707550658302">
                <text:p>0.001267075506583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39747964950065">
                <text:p>0.001397479649500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53765341705039">
                <text:p>0.001537653417050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68800099166147">
                <text:p>0.001688000991661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84889861073621">
                <text:p>0.001848898610736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02069034586859">
                <text:p>0.002020690345868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20368382711824">
                <text:p>0.002203683827118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3981459724348">
                <text:p>0.00239814597243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60429878574875">
                <text:p>0.00260429878574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8223152897291">
                <text:p>0.00282231528972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30523156606719">
                <text:p>0.00305231566067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29436363333636">
                <text:p>0.003294363633336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54846324272399">
                <text:p>0.00354846324272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381455596774556">
                <text:p>0.003814555967745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409251833844354">
                <text:p>0.004092518338443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438216006391584">
                <text:p>0.004382160063915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468322273236214">
                <text:p>0.00468322273236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499537912781912">
                <text:p>0.004995379127819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31823320023105">
                <text:p>0.00531823320023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565132071665968">
                <text:p>0.005651320716659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599411061178886">
                <text:p>0.005994110611788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634600704561425">
                <text:p>0.006346007045614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6706352165486">
                <text:p>0.0067063521654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707442955871882">
                <text:p>0.007074429558718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744946837098449">
                <text:p>0.007449468370984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783064805489749">
                <text:p>0.007830648054897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821710370280071">
                <text:p>0.008217103702800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860793190797839">
                <text:p>0.008607931907978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900219708956716">
                <text:p>0.00900219708956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939893820849757">
                <text:p>0.009398938208497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97971757950536">
                <text:p>0.00979717579505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735cm" svg:y="4.229cm" style:legend-expansion="high" chart:style-name="ch2"/>
        <chart:plot-area chart:style-name="ch3" table:cell-range-address="Sheet1.H1:Sheet1.H50" svg:x="0.319cm" svg:y="0.18cm" svg:width="13.097cm" svg:height="8.645cm">
          <chartooo:coordinate-region svg:x="1.06cm" svg:y="0.18cm" svg:width="11.666cm" svg:height="8.0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1:Sheet1.H50" chart:class="chart:bar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591281642890594">
                <text:p>0.0000591281642890594</text:p>
                <draw:g>
                  <svg:desc>Sheet1.H1:Sheet1.H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77541437053001">
                <text:p>0.000177541437053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96424989872917">
                <text:p>0.0002964249898729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16090502247526">
                <text:p>0.000416090502247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536846896839084">
                <text:p>0.000536846896839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658999244726034">
                <text:p>0.000658999244726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782847678741277">
                <text:p>0.0007828476787412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908686317344581">
                <text:p>0.0009086863173445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03680220157363">
                <text:p>0.00103680220157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16747424774118">
                <text:p>0.00116747424774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30097221866552">
                <text:p>0.001300972218665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43755571636529">
                <text:p>0.001437555716365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57747319929422">
                <text:p>0.001577473199294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72096102733828">
                <text:p>0.001720961027338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86824253794442">
                <text:p>0.001868242537944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01952715688207">
                <text:p>0.002019527156882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17500954727563">
                <text:p>0.002175009547275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33486880064356">
                <text:p>0.002334868800643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49926767378255">
                <text:p>0.002499267673782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66835187538833">
                <text:p>0.002668351875388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84224940634954">
                <text:p>0.00284224940634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302106995764621">
                <text:p>0.003021069957646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320490436975839">
                <text:p>0.003204904369758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39382415740907">
                <text:p>0.003393824157409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358788110335692">
                <text:p>0.003587881103356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78710692479333">
                <text:p>0.00378710692479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99151301570014">
                <text:p>0.003991513015700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20109026826567">
                <text:p>0.00420109026826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41580897617773">
                <text:p>0.004415808976177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463561882226111">
                <text:p>0.004635618822261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486044895255727">
                <text:p>0.004860448952557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509020813851669">
                <text:p>0.005090208138516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532478502851653">
                <text:p>0.005324785028516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556404848942883">
                <text:p>0.005564048489428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580784803843263">
                <text:p>0.005807848038432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605601436472454">
                <text:p>0.006056014364724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630835994020639">
                <text:p>0.006308359940206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656467971765204">
                <text:p>0.006564679717652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68247519142601">
                <text:p>0.00682475191426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708833887790497">
                <text:p>0.007088338877904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735518803281389">
                <text:p>0.007355188032813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762503290081177">
                <text:p>0.007625032900811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789759419371926">
                <text:p>0.007897594193719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817258097194717">
                <text:p>0.008172580971947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844969186382179">
                <text:p>0.008449691863821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872861633970423">
                <text:p>0.008728616339704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900903603453177">
                <text:p>0.009009036034531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92906261120267">
                <text:p>0.00929062611202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957305666347943">
                <text:p>0.009573056663479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985599413373627">
                <text:p>0.009855994133736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